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4">
      <style:table-cell-properties fo:border="thin solid #000001" style:vertical-align="automatic" fo:background-color="#FFFFFF" style:repeat-content="false"/>
      <style:paragraph-properties fo:text-align="center"/>
      <style:text-properties fo:color="#00000A" style:font-name="Calibri" style:font-name-asian="Calibri" style:font-name-complex="Calibri" fo:font-size="9pt" style:font-size-asian="9pt" style:font-size-complex="9pt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 fo:wrap-option="wrap" style:rotation-angle="9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1">
      <style:table-cell-properties fo:border="thin solid #000000" style:vertical-align="automatic" fo:wrap-option="wrap"/>
    </style:style>
    <style:style style:name="ce8" style:family="table-cell" style:parent-style-name="Default" style:data-style-name="N14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DDDDDD" style:rotation-angle="90"/>
    </style:style>
    <style:style style:name="ce10" style:family="table-cell" style:parent-style-name="Default" style:data-style-name="N1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fo:border="thin solid #000000"/>
    </style:style>
    <style:style style:name="ce14" style:family="table-cell" style:parent-style-name="Default" style:data-style-name="N1">
      <style:table-cell-properties fo:border="thin solid #000000" style:vertical-align="automatic" fo:wrap-option="wrap" fo:background-color="#DDDDDD"/>
    </style:style>
    <style:style style:name="ce15" style:family="table-cell" style:parent-style-name="Default" style:data-style-name="N1">
      <style:table-cell-properties fo:border="thin solid #000000"/>
    </style:style>
    <style:style style:name="ce16" style:family="table-cell" style:parent-style-name="Default" style:data-style-name="N1">
      <style:table-cell-properties fo:border="thin solid #000000" style:vertical-align="automatic" fo:wrap-option="wrap"/>
      <style:text-properties style:text-underline-style="solid" style:text-underline-type="single"/>
    </style:style>
    <style:style style:name="ce17" style:family="table-cell" style:parent-style-name="Default" style:data-style-name="N1">
      <style:table-cell-properties fo:border="thin solid #000000" fo:background-color="#DDDDD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-top="thin solid #000001" fo:border-bottom="thin solid #000001" fo:border-left="thin solid #000001" fo:border-right="none" style:vertical-align="middle" fo:wrap-option="wrap" fo:background-color="#FFFFFF" style:repeat-content="false"/>
      <style:paragraph-properties fo:text-align="start" fo:margin-left="0cm"/>
      <style:text-properties fo:color="#00000A" style:font-name="Calibri" style:font-name-asian="Calibri" style:font-name-complex="Calibri" fo:font-size="9pt" style:font-size-asian="9pt" style:font-size-complex="9pt" style:font-family-generic="swiss"/>
    </style:style>
    <style:style style:name="ce20" style:family="table-cell" style:parent-style-name="Default" style:data-style-name="N0">
      <style:table-cell-properties fo:border-top="thin solid #000001" fo:border-bottom="thin solid #000001" fo:border-left="thin solid #000001" fo:border-right="none" style:vertical-align="middle" fo:wrap-option="wrap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A" style:font-name="Calibri" style:font-name-asian="Calibri" style:font-name-complex="Calibri"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fo:border-top="thin solid #000001" fo:border-bottom="thin solid #000001" fo:border-left="thin solid #000001" fo:border-right="none" style:vertical-align="middle" fo:background-color="#FFFFFF" style:repeat-content="false"/>
      <style:paragraph-properties fo:text-align="start" fo:margin-left="0cm"/>
      <style:text-properties fo:color="#00000A" style:font-name="Calibri" style:font-name-asian="Calibri" style:font-name-complex="Calibri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fo:border-top="thin solid #000001" fo:border-bottom="thin solid #000001" fo:border-left="thin solid #000001" fo:border-right="none" style:vertical-align="middle" fo:wrap-option="wrap" fo:background-color="#FFFFFF" style:repeat-content="false"/>
      <style:paragraph-properties fo:text-align="start" fo:margin-left="0cm"/>
      <style:text-properties fo:color="#00000A"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1" style:vertical-align="middle" fo:wrap-option="wrap" fo:background-color="#FFFFFF" style:repeat-content="false"/>
      <style:paragraph-properties fo:text-align="start" fo:margin-left="0cm"/>
      <style:text-properties fo:color="#00000A"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1" style:vertical-align="middle" fo:background-color="#FFFFFF" style:repeat-content="false"/>
      <style:paragraph-properties fo:text-align="start" fo:margin-left="0cm"/>
      <style:text-properties fo:color="#00000A" style:font-name="Calibri" style:font-name-asian="Calibri" style:font-name-complex="Calibri" fo:font-size="9pt" style:font-size-asian="9pt" style:font-size-complex="9pt" style:font-family-generic="swiss"/>
    </style:style>
    <style:style style:name="ce26" style:family="table-cell" style:parent-style-name="Default" style:data-style-name="N0">
      <style:table-cell-properties fo:border="thin solid #000001" style:vertical-align="middle" fo:wrap-option="wrap" fo:background-color="#FFFFFF" style:repeat-content="false"/>
      <style:paragraph-properties fo:text-align="start" fo:margin-left="0cm"/>
      <style:text-properties fo:color="#00000A" style:font-name="Calibri" style:font-name-asian="Calibri" style:font-name-complex="Calibri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="thin solid #000001" style:vertical-align="middle" fo:wrap-option="wrap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064375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0.767291666666667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85pt" style:use-optimal-row-height="false" fo:break-before="auto"/>
    </style:style>
    <style:style style:name="ro3" style:family="table-row">
      <style:table-row-properties style:row-height="114.4pt" style:use-optimal-row-height="false" fo:break-before="auto"/>
    </style:style>
    <style:style style:name="ro4" style:family="table-row">
      <style:table-row-properties style:row-height="47.6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74.8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3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column table:style-name="co1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spanned="8" table:number-rows-spanned="1" table:style-name="ce18"/>
          <table:covered-table-cell table:number-columns-repeated="7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26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6"/>
          <table:table-cell office:value-type="percentage" office:value="0.1" table:style-name="ce3">
            <text:p>10.00%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26">
            <text:p>B. Hace aportaciones a las actividades académicas desarrolladas. Aporta ideas y conceptos relevantes sobre los temas a discutir en clase.</text:p>
            <text:p><text:span text:style-name="T1">Buzón de tareas llamado “Mapa conceptual unidad I”</text:span></text:p>
          </table:table-cell>
          <table:covered-table-cell table:number-columns-repeated="6"/>
          <table:table-cell office:value-type="percentage" office:value="0.1" table:style-name="ce3">
            <text:p>10.00%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27">
            <text:p>E. Incorpora conocimientos y actividades interdisciplinarias en su aprendizaje.</text:p>
            <text:p>buzón de actividades “Ejercicios básicos algoritmos</text:p>
            <text:p><text:span text:style-name="T1">Ejercicios algoritmos nivel intermedio</text:span><text:span text:style-name="T1"/></text:p>
            <text:p><text:span text:style-name="T1">Ejercicios algoritmos nivel avanzando</text:span><text:span text:style-name="T1"/></text:p>
            <text:p><text:span text:style-name="T1">Problemario propuesto por el asesor “Diseño de funciones parte I</text:span><text:span text:style-name="T1"/></text:p>
            <text:p><text:span text:style-name="T1">Buzón de tareas “Diseño de funciones parte II”</text:span></text:p>
          </table:table-cell>
          <table:covered-table-cell table:number-columns-repeated="6"/>
          <table:table-cell office:value-type="percentage" office:value="0.7" table:style-name="ce3">
            <text:p>70.00%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26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6"/>
          <table:table-cell office:value-type="percentage" office:value="0.1" table:style-name="ce3">
            <text:p>10.00%</text:p>
          </table:table-cell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6" table:style-name="ce1"/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string" table:style-name="ce4">
            <text:p>Estudiante</text:p>
          </table:table-cell>
          <table:table-cell office:value-type="string" table:style-name="ce5">
            <text:p>Ejercicios básicos algoritmos parte I→ Indicador (E)</text:p>
          </table:table-cell>
          <table:table-cell office:value-type="string" table:style-name="ce5">
            <text:p>Ejercicios básicos algoritmos parte II → Indicador (E)</text:p>
          </table:table-cell>
          <table:table-cell office:value-type="string" table:style-name="ce5">
            <text:p>Ejercicios básicos algoritmos parte III (condicionales)→ Indicador E</text:p>
          </table:table-cell>
          <table:table-cell office:value-type="string" table:style-name="ce5">
            <text:p>Concptos básicos de la algoritmia (PS, diagramas, algoritmos)→Indicador (B)</text:p>
          </table:table-cell>
          <table:table-cell office:value-type="string" table:style-name="ce5">
            <text:p>Promedio indicador A</text:p>
          </table:table-cell>
          <table:table-cell office:value-type="string" table:style-name="ce5">
            <text:p>Promedio indicador B</text:p>
          </table:table-cell>
          <table:table-cell office:value-type="string" table:style-name="ce5">
            <text:p>Promedio indicador E</text:p>
          </table:table-cell>
          <table:table-cell office:value-type="string" table:style-name="ce5">
            <text:p>Promedio indicador F</text:p>
          </table:table-cell>
          <table:table-cell office:value-type="string" table:style-name="ce5">
            <text:p>Promedio Unidad I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ozano Hernández Ana Patricia</text:p>
          </table:table-cell>
          <table:table-cell office:value-type="float" office:value="95" table:style-name="ce4">
            <text:p>95</text:p>
          </table:table-cell>
          <table:table-cell office:value-type="float" office:value="100" table:style-name="ce4">
            <text:p>100</text:p>
          </table:table-cell>
          <table:table-cell office:value-type="float" office:value="95" table:style-name="ce4">
            <text:p>95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13]*[.H$4])/1)" table:style-name="ce6">
            <text:p>10</text:p>
          </table:table-cell>
          <table:table-cell office:value-type="float" office:value="67.666666666666671" table:formula="of:=((SUM([.B13:.D13])/3)*[.H$5]/1)" table:style-name="ce7">
            <text:p>68</text:p>
          </table:table-cell>
          <table:table-cell office:value-type="float" office:value="10" table:style-name="ce6">
            <text:p>10</text:p>
          </table:table-cell>
          <table:table-cell office:value-type="float" office:value="97.666666666666671" table:formula="of:=SUM([.F13:.I13])" table:style-name="ce7">
            <text:p>9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amírez Silva Arnulfo</text:p>
          </table:table-cell>
          <table:table-cell table:style-name="ce4"/>
          <table:table-cell office:value-type="float" office:value="95" table:style-name="ce4">
            <text:p>95</text:p>
          </table:table-cell>
          <table:table-cell office:value-type="float" office:value="90" table:style-name="ce4">
            <text:p>90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14]*[.H$4])/1)" table:style-name="ce6">
            <text:p>10</text:p>
          </table:table-cell>
          <table:table-cell office:value-type="float" office:value="43.166666666666664" table:formula="of:=((SUM([.B14:.D14])/3)*[.H$5]/1)" table:style-name="ce7">
            <text:p>43</text:p>
          </table:table-cell>
          <table:table-cell office:value-type="float" office:value="10" table:style-name="ce6">
            <text:p>10</text:p>
          </table:table-cell>
          <table:table-cell office:value-type="float" office:value="73.166666666666657" table:formula="of:=SUM([.F14:.I14])" table:style-name="ce7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ánchez Arturo Valentin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95" table:style-name="ce4">
            <text:p>95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15]*[.H$4])/1)" table:style-name="ce6">
            <text:p>10</text:p>
          </table:table-cell>
          <table:table-cell office:value-type="float" office:value="45.5" table:formula="of:=((SUM([.B15:.D15])/3)*[.H$5]/1)" table:style-name="ce7">
            <text:p>46</text:p>
          </table:table-cell>
          <table:table-cell office:value-type="float" office:value="10" table:style-name="ce6">
            <text:p>10</text:p>
          </table:table-cell>
          <table:table-cell office:value-type="float" office:value="75.5" table:formula="of:=SUM([.F15:.I15])" table:style-name="ce7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oronado Cuevas Carlos Adrian</text:p>
          </table:table-cell>
          <table:table-cell office:value-type="float" office:value="100" table:style-name="ce4">
            <text:p>100</text:p>
          </table:table-cell>
          <table:table-cell office:value-type="float" office:value="90" table:style-name="ce4">
            <text:p>9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16]*[.H$4])/1)" table:style-name="ce6">
            <text:p>10</text:p>
          </table:table-cell>
          <table:table-cell office:value-type="float" office:value="67.666666666666671" table:formula="of:=((SUM([.B16:.D16])/3)*[.H$5]/1)" table:style-name="ce7">
            <text:p>68</text:p>
          </table:table-cell>
          <table:table-cell office:value-type="float" office:value="10" table:style-name="ce6">
            <text:p>10</text:p>
          </table:table-cell>
          <table:table-cell office:value-type="float" office:value="97.666666666666671" table:formula="of:=SUM([.F16:.I16])" table:style-name="ce7">
            <text:p>9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enites Calderon Carlos Alberto</text:p>
          </table:table-cell>
          <table:table-cell office:value-type="float" office:value="100" table:style-name="ce4">
            <text:p>100</text:p>
          </table:table-cell>
          <table:table-cell office:value-type="float" office:value="95" table:style-name="ce4">
            <text:p>95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17]*[.H$4])/1)" table:style-name="ce6">
            <text:p>10</text:p>
          </table:table-cell>
          <table:table-cell office:value-type="float" office:value="68.833333333333329" table:formula="of:=((SUM([.B17:.D17])/3)*[.H$5]/1)" table:style-name="ce7">
            <text:p>69</text:p>
          </table:table-cell>
          <table:table-cell office:value-type="float" office:value="10" table:style-name="ce6">
            <text:p>10</text:p>
          </table:table-cell>
          <table:table-cell office:value-type="float" office:value="98.833333333333329" table:formula="of:=SUM([.F17:.I17])" table:style-name="ce7">
            <text:p>9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Palafox Prado Cecilia</text:p>
          </table:table-cell>
          <table:table-cell office:value-type="float" office:value="100" table:style-name="ce4">
            <text:p>100</text:p>
          </table:table-cell>
          <table:table-cell office:value-type="float" office:value="90" table:style-name="ce4">
            <text:p>9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18]*[.H$4])/1)" table:style-name="ce6">
            <text:p>10</text:p>
          </table:table-cell>
          <table:table-cell office:value-type="float" office:value="67.666666666666671" table:formula="of:=((SUM([.B18:.D18])/3)*[.H$5]/1)" table:style-name="ce7">
            <text:p>68</text:p>
          </table:table-cell>
          <table:table-cell office:value-type="float" office:value="10" table:style-name="ce6">
            <text:p>10</text:p>
          </table:table-cell>
          <table:table-cell office:value-type="float" office:value="97.666666666666671" table:formula="of:=SUM([.F18:.I18])" table:style-name="ce7">
            <text:p>9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Ramírez Luna Diego Armando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19]*[.H$4])/1)" table:style-name="ce6">
            <text:p>10</text:p>
          </table:table-cell>
          <table:table-cell office:value-type="float" office:value="70" table:formula="of:=((SUM([.B19:.D19])/3)*[.H$5]/1)" table:style-name="ce7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F19:.I19])" table:style-name="ce7">
            <text:p>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De la Cruz Mejìa <text:s/>Efraín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20]*[.H$4])/1)" table:style-name="ce6">
            <text:p>10</text:p>
          </table:table-cell>
          <table:table-cell office:value-type="float" office:value="46.666666666666664" table:formula="of:=((SUM([.B20:.D20])/3)*[.H$5]/1)" table:style-name="ce7">
            <text:p>47</text:p>
          </table:table-cell>
          <table:table-cell office:value-type="float" office:value="10" table:style-name="ce6">
            <text:p>10</text:p>
          </table:table-cell>
          <table:table-cell office:value-type="float" office:value="76.666666666666657" table:formula="of:=SUM([.F20:.I20])" table:style-name="ce7">
            <text:p>77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Caro Garía Juan Daniel</text:p>
          </table:table-cell>
          <table:table-cell office:value-type="float" office:value="0" table:style-name="ce4">
            <text:p>0</text:p>
          </table:table-cell>
          <table:table-cell office:value-type="float" office:value="95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21]*[.H$4])/1)" table:style-name="ce6">
            <text:p>10</text:p>
          </table:table-cell>
          <table:table-cell office:value-type="float" office:value="22.166666666666668" table:formula="of:=((SUM([.B21:.D21])/3)*[.H$5]/1)" table:style-name="ce7">
            <text:p>22</text:p>
          </table:table-cell>
          <table:table-cell office:value-type="float" office:value="10" table:style-name="ce6">
            <text:p>10</text:p>
          </table:table-cell>
          <table:table-cell office:value-type="float" office:value="52.166666666666671" table:formula="of:=SUM([.F21:.I21])" table:style-name="ce7">
            <text:p>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Andrade Salamanca Kimberly Alexa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90" table:style-name="ce4">
            <text:p>90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22]*[.H$4])/1)" table:style-name="ce6">
            <text:p>10</text:p>
          </table:table-cell>
          <table:table-cell office:value-type="float" office:value="67.666666666666671" table:formula="of:=((SUM([.B22:.D22])/3)*[.H$5]/1)" table:style-name="ce7">
            <text:p>68</text:p>
          </table:table-cell>
          <table:table-cell office:value-type="float" office:value="10" table:style-name="ce6">
            <text:p>10</text:p>
          </table:table-cell>
          <table:table-cell office:value-type="float" office:value="97.666666666666671" table:formula="of:=SUM([.F22:.I22])" table:style-name="ce7">
            <text:p>9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Dìaz Sedano Luis Enrique</text:p>
          </table:table-cell>
          <table:table-cell office:value-type="float" office:value="0" table:style-name="ce4">
            <text:p>0</text:p>
          </table:table-cell>
          <table:table-cell office:value-type="float" office:value="95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[.E23]*[.H$4])/1)" table:style-name="ce6">
            <text:p>10</text:p>
          </table:table-cell>
          <table:table-cell office:value-type="float" office:value="22.166666666666668" table:formula="of:=((SUM([.B23:.D23])/3)*[.H$5]/1)" table:style-name="ce7">
            <text:p>22</text:p>
          </table:table-cell>
          <table:table-cell office:value-type="float" office:value="10" table:style-name="ce6">
            <text:p>10</text:p>
          </table:table-cell>
          <table:table-cell office:value-type="float" office:value="52.166666666666671" table:formula="of:=SUM([.F23:.I23])" table:style-name="ce7">
            <text:p>5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10" table:number-rows-spanned="1" table:style-name="ce2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9"/>
          <table:table-cell office:value-type="percentage" office:value="0.1" table:style-name="ce3">
            <text:p>10.00%</text:p>
          </table:table-cell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21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text:span text:style-name="T1"/></text:p>
            <text:p><text:span text:style-name="T1">Toma notas y analiza los recursos literarios acerca de los temas de la unidad.</text:span><text:span text:style-name="T1"/></text:p>
            <text:p><text:span text:style-name="T1">Trabaja en forma individual y colaborativa con sus pares</text:span></text:p>
          </table:table-cell>
          <table:covered-table-cell table:number-columns-repeated="9"/>
          <table:table-cell office:value-type="percentage" office:value="0.1" table:style-name="ce3">
            <text:p>10.00%</text:p>
          </table:table-cell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21">
            <text:p>E. Incorpora conocimientos y actividades interdisciplinarias en su aprendizaje.</text:p>
            <text:p><text:span text:style-name="T1">Buzón de tareas “Conceptos básicos de la programación”</text:span><text:span text:style-name="T1"/></text:p>
            <text:p><text:span text:style-name="T1">Buzón de tareas “Características de un lenguaje de programación”</text:span><text:span text:style-name="T1"/></text:p>
            <text:p><text:span text:style-name="T1">Buzón de tareas “Elementos de un programa”</text:span><text:span text:style-name="T1"/></text:p>
            <text:p><text:span text:style-name="T1">Buzón de tareas “Elementos del lenguaje c”</text:span><text:span text:style-name="T1"/></text:p>
            <text:p><text:span text:style-name="T1">Buzón de tareas “Traducción de un programa”</text:span></text:p>
          </table:table-cell>
          <table:covered-table-cell table:number-columns-repeated="9"/>
          <table:table-cell office:value-type="percentage" office:value="0.7" table:style-name="ce3">
            <text:p>70.00%</text:p>
          </table:table-cell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2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/>
          <table:table-cell office:value-type="percentage" office:value="0.1" table:style-name="ce3">
            <text:p>10.00%</text:p>
          </table:table-cell>
          <table:table-cell table:number-columns-repeated="16373"/>
        </table:table-row>
        <table:table-row table:number-rows-repeated="7" table:style-name="ro1">
          <table:table-cell table:style-name="ce2"/>
          <table:table-cell table:number-columns-repeated="3" table:style-name="ce1"/>
          <table:table-cell table:number-columns-repeated="1020" table:style-name="ce2"/>
          <table:table-cell table:number-columns-repeated="15360"/>
        </table:table-row>
        <table:table-row table:style-name="ro3">
          <table:table-cell office:value-type="string" table:style-name="ce4">
            <text:p>Estudiante</text:p>
          </table:table-cell>
          <table:table-cell office:value-type="string" table:style-name="ce5">
            <text:p>Conceptos introductorios a la programación (lenguaje, programa, fases de creaciòn de un programa, traducción de un programa), notas de clase→ Indicador (B)</text:p>
          </table:table-cell>
          <table:table-cell office:value-type="string" table:style-name="ce5">
            <text:p>Mapa elementos del lenguaje c→ Indicador (B)</text:p>
          </table:table-cell>
          <table:table-cell office:value-type="string" table:style-name="ce5">
            <text:p>Promedio Indicador A</text:p>
          </table:table-cell>
          <table:table-cell office:value-type="string" table:style-name="ce5">
            <text:p>Promedio indicador B</text:p>
          </table:table-cell>
          <table:table-cell office:value-type="string" table:style-name="ce5">
            <text:p>Promedio indicador E</text:p>
          </table:table-cell>
          <table:table-cell office:value-type="string" table:style-name="ce5">
            <text:p>Promedio indicador F</text:p>
          </table:table-cell>
          <table:table-cell office:value-type="string" table:style-name="ce5">
            <text:p>Calificación de la unidad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ozano Hernández Ana Patricia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4">
            <text:p>80</text:p>
          </table:table-cell>
          <table:table-cell office:value-type="float" office:value="10" table:style-name="ce6">
            <text:p>10</text:p>
          </table:table-cell>
          <table:table-cell office:value-type="float" office:value="9" table:formula="of:=((SUM([.B40:.C40])/2)*[.K$29]/1)" table:style-name="ce4">
            <text:p>9</text:p>
          </table:table-cell>
          <table:table-cell office:value-type="float" office:value="70" table:formula="of:=([.B40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99" table:formula="of:=SUM([.D40:.G40])" table:style-name="ce6">
            <text:p>99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Ramírez Silva Arnulfo</text:p>
          </table:table-cell>
          <table:table-cell office:value-type="float" office:value="100" table:style-name="ce6">
            <text:p>100</text:p>
          </table:table-cell>
          <table:table-cell table:style-name="ce4"/>
          <table:table-cell office:value-type="float" office:value="10" table:style-name="ce6">
            <text:p>10</text:p>
          </table:table-cell>
          <table:table-cell office:value-type="float" office:value="5" table:formula="of:=((SUM([.B41:.C41])/2)*[.K$29]/1)" table:style-name="ce4">
            <text:p>5</text:p>
          </table:table-cell>
          <table:table-cell office:value-type="float" office:value="70" table:formula="of:=([.B41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95" table:formula="of:=SUM([.D41:.G41])" table:style-name="ce6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ánchez Arturo Valenti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SUM([.B42:.C42])/2)*[.K$29]/1)" table:style-name="ce4">
            <text:p>10</text:p>
          </table:table-cell>
          <table:table-cell office:value-type="float" office:value="70" table:formula="of:=([.B42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D42:.G42])" table:style-name="ce6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Coronado Cuevas Carlos Adria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SUM([.B43:.C43])/2)*[.K$29]/1)" table:style-name="ce4">
            <text:p>10</text:p>
          </table:table-cell>
          <table:table-cell office:value-type="float" office:value="70" table:formula="of:=([.B43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D43:.G43])" table:style-name="ce6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Benites Calderon Carlos Alberto</text:p>
          </table:table-cell>
          <table:table-cell office:value-type="float" office:value="100" table:style-name="ce6">
            <text:p>100</text:p>
          </table:table-cell>
          <table:table-cell table:style-name="ce4"/>
          <table:table-cell office:value-type="float" office:value="10" table:style-name="ce6">
            <text:p>10</text:p>
          </table:table-cell>
          <table:table-cell office:value-type="float" office:value="5" table:formula="of:=((SUM([.B44:.C44])/2)*[.K$29]/1)" table:style-name="ce4">
            <text:p>5</text:p>
          </table:table-cell>
          <table:table-cell office:value-type="float" office:value="70" table:formula="of:=([.B44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95" table:formula="of:=SUM([.D44:.G44])" table:style-name="ce6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Palafox Prado Cecilia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SUM([.B45:.C45])/2)*[.K$29]/1)" table:style-name="ce4">
            <text:p>10</text:p>
          </table:table-cell>
          <table:table-cell office:value-type="float" office:value="70" table:formula="of:=([.B45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D45:.G45])" table:style-name="ce6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Ramírez Luna Diego Armando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SUM([.B46:.C46])/2)*[.K$29]/1)" table:style-name="ce4">
            <text:p>10</text:p>
          </table:table-cell>
          <table:table-cell office:value-type="float" office:value="70" table:formula="of:=([.B46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D46:.G46])" table:style-name="ce6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De la Cruz Mejìa <text:s/>Efraí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SUM([.B47:.C47])/2)*[.K$29]/1)" table:style-name="ce4">
            <text:p>10</text:p>
          </table:table-cell>
          <table:table-cell office:value-type="float" office:value="70" table:formula="of:=([.B47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D47:.G47])" table:style-name="ce6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Caro Garía Juan Daniel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SUM([.B48:.C48])/2)*[.K$29]/1)" table:style-name="ce4">
            <text:p>10</text:p>
          </table:table-cell>
          <table:table-cell office:value-type="float" office:value="70" table:formula="of:=([.B48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D48:.G48])" table:style-name="ce6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ndrade Salamanca Kimberly Alexa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10" table:formula="of:=((SUM([.B49:.C49])/2)*[.K$29]/1)" table:style-name="ce4">
            <text:p>10</text:p>
          </table:table-cell>
          <table:table-cell office:value-type="float" office:value="70" table:formula="of:=([.B49]*[.K$30])/1" table:style-name="ce4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D49:.G49])" table:style-name="ce6">
            <text:p>1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4">
            <text:p>Dìaz Sedano Luis Enrique</text:p>
          </table:table-cell>
          <table:table-cell office:value-type="float" office:value="100" table:style-name="ce6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5" table:formula="of:=((SUM([.B50:.C50])/2)*[.K$29]/1)" table:style-name="ce4">
            <text:p>5</text:p>
          </table:table-cell>
          <table:table-cell office:value-type="float" office:value="70" table:formula="of:=([.B50]*[.K$30])/1" table:style-name="ce4">
            <text:p>70</text:p>
          </table:table-cell>
          <table:table-cell office:value-type="float" office:value="10" table:style-name="ce4">
            <text:p>10</text:p>
          </table:table-cell>
          <table:table-cell office:value-type="float" office:value="95" table:formula="of:=SUM([.D50:.G50])" table:style-name="ce6">
            <text:p>95</text:p>
          </table:table-cell>
          <table:table-cell table:number-columns-repeated="1016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4">
          <table:table-cell office:value-type="string" table:number-columns-spanned="10" table:number-rows-spanned="1" table:style-name="ce25">
            <text:p>A. Se adapta a situaciones y contextos complejos. Participa activamente en las dinámicas de equipo e individuales (lecturas comentadas) y</text:p>
            <text:p>lluvias de ideas.</text:p>
            <text:p><text:span text:style-name="T1">Participa en las actividades de clase, propuestas por el asesor.</text:span></text:p>
          </table:table-cell>
          <table:covered-table-cell table:number-columns-repeated="9"/>
          <table:table-cell office:value-type="percentage" office:value="0.1" table:style-name="ce3">
            <text:p>10.00%</text:p>
          </table:table-cell>
          <table:table-cell table:number-columns-repeated="16373"/>
        </table:table-row>
        <table:table-row table:style-name="ro5">
          <table:table-cell office:value-type="string" table:number-columns-spanned="10" table:number-rows-spanned="1" table:style-name="ce24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text:span text:style-name="T1"/></text:p>
            <text:p><text:span text:style-name="T1">Toma notas y analiza los recursos literarios acerca de los temas de la unidad.</text:span><text:span text:style-name="T1"/></text:p>
            <text:p><text:span text:style-name="T1">Trabaja en forma individual y colaborativa con sus pares</text:span></text:p>
          </table:table-cell>
          <table:covered-table-cell table:number-columns-repeated="9"/>
          <table:table-cell office:value-type="percentage" office:value="0.1" table:style-name="ce3">
            <text:p>10.00%</text:p>
          </table:table-cell>
          <table:table-cell table:number-columns-repeated="16373"/>
        </table:table-row>
        <table:table-row table:style-name="ro5">
          <table:table-cell office:value-type="string" table:number-columns-spanned="10" table:number-rows-spanned="1" table:style-name="ce24">
            <text:p>E. Incorpora conocimientos y actividades interdisciplinarias en su aprendizaje.</text:p>
            <text:p><text:span text:style-name="T1">Ejercicios operadores (lógicos, aritméticos y relaciones)</text:span><text:span text:style-name="T1"/></text:p>
            <text:p><text:span text:style-name="T1">Ejercicios de expresiones en lenguaje c</text:span><text:span text:style-name="T1"/></text:p>
            <text:p><text:span text:style-name="T1">Ejercicios selectiva simple</text:span><text:span text:style-name="T1"/></text:p>
            <text:p><text:span text:style-name="T1">Ejercicios selectiva doble</text:span><text:span text:style-name="T1"/></text:p>
            <text:p><text:span text:style-name="T1">Ejercicios selectiva Múltiple</text:span><text:span text:style-name="T1"/></text:p>
            <text:p><text:span text:style-name="T1">Ejercicios sentencia mientras</text:span><text:span text:style-name="T1"/></text:p>
            <text:p><text:span text:style-name="T1">Ejercicios hacer mientras</text:span><text:span text:style-name="T1"/></text:p>
            <text:p><text:span text:style-name="T1">Ejercicios para / desde</text:span></text:p>
          </table:table-cell>
          <table:covered-table-cell table:number-columns-repeated="9"/>
          <table:table-cell office:value-type="percentage" office:value="0.7" table:style-name="ce3">
            <text:p>70.00%</text:p>
          </table:table-cell>
          <table:table-cell table:number-columns-repeated="16373"/>
        </table:table-row>
        <table:table-row table:style-name="ro5">
          <table:table-cell office:value-type="string" table:number-columns-spanned="10" table:number-rows-spanned="1" table:style-name="ce24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/>
          <table:table-cell office:value-type="percentage" office:value="0.1" table:style-name="ce3">
            <text:p>10.00%</text:p>
          </table:table-cell>
          <table:table-cell table:number-columns-repeated="16373"/>
        </table:table-row>
        <table:table-row table:style-name="ro1">
          <table:table-cell table:number-columns-repeated="10" table:style-name="ce2"/>
          <table:table-cell office:value-type="percentage" office:value="0.99999999999999989" table:formula="of:=SUM([.K55:.K58])" table:style-name="ce8">
            <text:p>100.00%</text:p>
          </table:table-cell>
          <table:table-cell table:number-columns-repeated="16373"/>
        </table:table-row>
        <table:table-row table:number-rows-repeated="7" table:style-name="ro1">
          <table:table-cell table:number-columns-repeated="1024" table:style-name="ce2"/>
          <table:table-cell table:number-columns-repeated="15360"/>
        </table:table-row>
        <table:table-row table:style-name="ro6">
          <table:table-cell office:value-type="string" table:style-name="ce4">
            <text:p>Estudiante</text:p>
          </table:table-cell>
          <table:table-cell office:value-type="string" table:style-name="ce5">
            <text:p>Codificación de ejercicios de control de flujo</text:p>
          </table:table-cell>
          <table:table-cell office:value-type="string" table:style-name="ce5">
            <text:p>If-else (parte II, 5 EJERCICIOS) ancona</text:p>
          </table:table-cell>
          <table:table-cell office:value-type="string" table:style-name="ce5">
            <text:p>If anidada</text:p>
          </table:table-cell>
          <table:table-cell office:value-type="string" table:style-name="ce5">
            <text:p>Switch</text:p>
          </table:table-cell>
          <table:table-cell office:value-type="string" table:style-name="ce5">
            <text:p>While</text:p>
          </table:table-cell>
          <table:table-cell office:value-type="string" table:style-name="ce5">
            <text:p>Do-while</text:p>
          </table:table-cell>
          <table:table-cell office:value-type="string" table:style-name="ce5">
            <text:p>Promedio indicador E</text:p>
          </table:table-cell>
          <table:table-cell office:value-type="string" table:style-name="ce5">
            <text:p>Promedio indicador A</text:p>
          </table:table-cell>
          <table:table-cell office:value-type="string" table:style-name="ce5">
            <text:p>Promedio indicador B</text:p>
          </table:table-cell>
          <table:table-cell office:value-type="string" table:style-name="ce5">
            <text:p>Promedio indicador F</text:p>
          </table:table-cell>
          <table:table-cell office:value-type="string" table:style-name="ce9">
            <text:p>Promedio de la unidad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zano Hernández Ana Patricia</text:p>
          </table:table-cell>
          <table:table-cell table:number-columns-repeated="2" table:style-name="ce4"/>
          <table:table-cell office:value-type="float" office:value="33.333333333333336" table:formula="of:=100/3*1" table:style-name="ce10">
            <text:p>33</text:p>
          </table:table-cell>
          <table:table-cell office:value-type="float" office:value="80" table:formula="of:=100/5*4" table:style-name="ce11">
            <text:p>80</text:p>
          </table:table-cell>
          <table:table-cell office:value-type="float" office:value="33.333333333333336" table:formula="of:=100/3*1" table:style-name="ce12">
            <text:p>33</text:p>
          </table:table-cell>
          <table:table-cell office:value-type="float" office:value="66.666666666666671" table:formula="of:=100/3*2" table:style-name="ce13">
            <text:p>67</text:p>
          </table:table-cell>
          <table:table-cell office:value-type="float" office:value="24.888888888888896" table:formula="of:=SUM([.B68:.G68])/6*[.K$57]/[.K$59]" table:style-name="ce13">
            <text:p>25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54.8888888888889" table:formula="of:=SUM([.H68:.K68])" table:style-name="ce14">
            <text:p>5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amírez Silva Arnulfo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table:style-name="ce1"/>
          <table:table-cell table:style-name="ce4"/>
          <table:table-cell table:style-name="ce6"/>
          <table:table-cell table:style-name="ce4"/>
          <table:table-cell office:value-type="float" office:value="11.666666666666668" table:formula="of:=SUM([.B69:.G69])/6*[.K$57]/[.K$59]" table:style-name="ce7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41.666666666666671" table:formula="of:=SUM([.H69:.K69])" table:style-name="ce14">
            <text:p>4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ánchez Arturo Valentin</text:p>
          </table:table-cell>
          <table:table-cell table:number-columns-repeated="2" table:style-name="ce4"/>
          <table:table-cell office:value-type="float" office:value="100" table:style-name="ce11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46.666666666666671" table:formula="of:=SUM([.B70:.G70])/6*[.K$57]/[.K$59]" table:style-name="ce7">
            <text:p>47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76.666666666666671" table:formula="of:=SUM([.H70:.K70])" table:style-name="ce14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ronado Cuevas Carlos Adrian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75" table:formula="of:=100/4*3" table:style-name="ce4">
            <text:p>75</text:p>
          </table:table-cell>
          <table:table-cell office:value-type="float" office:value="100" table:style-name="ce4">
            <text:p>100</text:p>
          </table:table-cell>
          <table:table-cell office:value-type="float" office:value="66.666666666666671" table:formula="of:=100/3*2" table:style-name="ce15">
            <text:p>67</text:p>
          </table:table-cell>
          <table:table-cell office:value-type="float" office:value="66.666666666666671" table:formula="of:=100/3*2" table:style-name="ce16">
            <text:p>67</text:p>
          </table:table-cell>
          <table:table-cell office:value-type="float" office:value="47.638888888888893" table:formula="of:=SUM([.B71:.G71])/6*[.K$57]/[.K$59]" table:style-name="ce7">
            <text:p>48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77.638888888888886" table:formula="of:=SUM([.H71:.K71])" table:style-name="ce14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enites Calderon Carlos Alberto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70.000000000000014" table:formula="of:=SUM([.B72:.G72])/6*[.K$57]/[.K$59]" table:style-name="ce7">
            <text:p>7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0.00000000000001" table:formula="of:=SUM([.H72:.K72])" table:style-name="ce14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alafox Prado Cecilia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66.666666666666671" table:formula="of:=100/3*2" table:style-name="ce16">
            <text:p>67</text:p>
          </table:table-cell>
          <table:table-cell office:value-type="float" office:value="52.111111111111114" table:formula="of:=SUM([.B73:.G73])/6*[.K$57]/[.K$59]" table:style-name="ce7">
            <text:p>5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82.111111111111114" table:formula="of:=SUM([.H73:.K73])" table:style-name="ce14">
            <text:p>8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amírez Luna Diego Armando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66.666666666666671" table:formula="of:=100/3*2" table:style-name="ce15">
            <text:p>67</text:p>
          </table:table-cell>
          <table:table-cell office:value-type="float" office:value="66.666666666666671" table:formula="of:=100/3*2" table:style-name="ce15">
            <text:p>67</text:p>
          </table:table-cell>
          <table:table-cell office:value-type="float" office:value="62.222222222222236" table:formula="of:=SUM([.B74:.G74])/6*[.K$57]/[.K$59]" table:style-name="ce7">
            <text:p>6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92.222222222222229" table:formula="of:=SUM([.H74:.K74])" table:style-name="ce14">
            <text:p>9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 la Cruz Mejìa <text:s/>Efraín</text:p>
          </table:table-cell>
          <table:table-cell office:value-type="float" office:value="80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66.666666666666671" table:formula="of:=100/3*2" table:style-name="ce13">
            <text:p>67</text:p>
          </table:table-cell>
          <table:table-cell office:value-type="float" office:value="0" table:style-name="ce13">
            <text:p>0</text:p>
          </table:table-cell>
          <table:table-cell office:value-type="float" office:value="28.777777777777782" table:formula="of:=SUM([.B75:.G75])/6*[.K$57]/[.K$59]" table:style-name="ce13">
            <text:p>29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58.777777777777786" table:formula="of:=SUM([.H75:.K75])" table:style-name="ce17">
            <text:p>59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aro Garía Juan Daniel</text:p>
          </table:table-cell>
          <table:table-cell office:value-type="float" office:value="100" table:style-name="ce4">
            <text:p>100</text:p>
          </table:table-cell>
          <table:table-cell table:number-columns-repeated="3" table:style-name="ce4"/>
          <table:table-cell table:number-columns-repeated="2" table:style-name="ce13"/>
          <table:table-cell office:value-type="float" office:value="11.666666666666668" table:formula="of:=SUM([.B76:.G76])/6*[.K$57]/[.K$59]" table:style-name="ce13">
            <text:p>12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41.666666666666671" table:formula="of:=SUM([.H76:.K76])" table:style-name="ce17">
            <text:p>42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Andrade Salamanca Kimberly Alexandra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70.000000000000014" table:formula="of:=SUM([.B77:.G77])/6*[.K$57]/[.K$59]" table:style-name="ce13">
            <text:p>7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0.00000000000001" table:formula="of:=SUM([.H77:.K77])" table:style-name="ce17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ìaz Sedano Luis Enrique</text:p>
          </table:table-cell>
          <table:table-cell table:number-columns-repeated="4" table:style-name="ce4"/>
          <table:table-cell table:number-columns-repeated="2" table:style-name="ce13"/>
          <table:table-cell office:value-type="float" office:value="0" table:formula="of:=SUM([.B78:.G78])/6*[.K$57]/[.K$59]" table:style-name="ce1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30" table:formula="of:=SUM([.H78:.K78])" table:style-name="ce17">
            <text:p>30</text:p>
          </table:table-cell>
          <table:table-cell table:number-columns-repeated="16372"/>
        </table:table-row>
        <table:table-row table:number-rows-repeated="4" table:style-name="ro8">
          <table:table-cell table:number-columns-repeated="16384"/>
        </table:table-row>
        <table:table-row table:style-name="ro9">
          <table:table-cell office:value-type="string" table:style-name="ce4">
            <text:p>Estudiante</text:p>
          </table:table-cell>
          <table:table-cell office:value-type="string" table:style-name="ce5">
            <text:p>Arreglos unidimensionales (una dimensión) parte I</text:p>
          </table:table-cell>
          <table:table-cell office:value-type="string" table:style-name="ce5">
            <text:p>Arreglos de dos dimensiones (matrices) parte I</text:p>
          </table:table-cell>
          <table:table-cell office:value-type="string" table:style-name="ce5">
            <text:p>Arreglos de dos dimensiones parte II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ozano Hernández Ana Patric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Ramírez Silva Arnulf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Sánchez Arturo Valent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Coronado Cuevas Carlos Adria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Benites Calderon Carlos Albert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Palafox Prado Cecil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Ramírez Luna Diego Armand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De la Cruz Mejìa <text:s/>Efraí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Caro Garía Juan Daniel</text:p>
          </table:table-cell>
          <table:table-cell table:number-columns-repeated="1023" table:style-name="ce2"/>
          <table:table-cell table:number-columns-repeated="15360"/>
        </table:table-row>
        <table:table-row table:style-name="ro7">
          <table:table-cell office:value-type="string" table:style-name="ce4">
            <text:p>Andrade Salamanca Kimberly Alexand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Dìaz Sedano Luis Enrique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48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castillo</dc:creator>
    <meta:creation-date>2018-09-03T16:06:11Z</meta:creation-date>
    <dc:date>2018-11-28T01:04:44Z</dc:date>
    <meta:editing-cycles>69</meta:editing-cycles>
    <meta:editing-duration>PT36833S</meta:editing-duration>
  </office:meta>
</office:document-meta>
</file>